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PowerPointTextExtractor.extractText( InputStream stream , String type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sPowerPointTextExtractor.MsPowerPoint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